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UseOfMatchersException.InvalidUseOfMatcher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UseOfMatchersException.InvalidUseOfMatcher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